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505" officeooo:paragraph-rsid="001bc505"/>
    </style:style>
    <style:style style:name="P2" style:family="paragraph" style:parent-style-name="Standard">
      <style:text-properties fo:font-style="normal" officeooo:rsid="001c5c4f" officeooo:paragraph-rsid="001c5c4f" style:font-style-asian="normal" style:font-style-complex="normal"/>
    </style:style>
    <style:style style:name="P3" style:family="paragraph" style:parent-style-name="Standard">
      <style:text-properties fo:font-style="normal" officeooo:rsid="001ca5b6" officeooo:paragraph-rsid="001ca5b6" style:font-style-asian="normal" style:font-style-complex="normal"/>
    </style:style>
    <style:style style:name="P4" style:family="paragraph" style:parent-style-name="Standard">
      <style:text-properties fo:font-style="normal" officeooo:rsid="001e1073" officeooo:paragraph-rsid="001e1073" style:font-style-asian="normal" style:font-style-complex="normal"/>
    </style:style>
    <style:style style:name="P5" style:family="paragraph" style:parent-style-name="Standard">
      <style:text-properties fo:font-style="normal" officeooo:rsid="0022a9ce" officeooo:paragraph-rsid="0022a9ce" style:font-style-asian="normal" style:font-style-complex="normal"/>
    </style:style>
    <style:style style:name="P6" style:family="paragraph" style:parent-style-name="Standard">
      <style:text-properties fo:font-style="normal" officeooo:rsid="0024df30" officeooo:paragraph-rsid="0024df30" style:font-style-asian="normal" style:font-style-complex="normal"/>
    </style:style>
    <style:style style:name="P7" style:family="paragraph" style:parent-style-name="Standard">
      <style:text-properties fo:font-style="normal" officeooo:rsid="0025dd94" officeooo:paragraph-rsid="0025dd94" style:font-style-asian="normal" style:font-style-complex="normal"/>
    </style:style>
    <style:style style:name="P8" style:family="paragraph" style:parent-style-name="Standard">
      <style:text-properties fo:font-style="normal" officeooo:rsid="0027af28" officeooo:paragraph-rsid="0027af28" style:font-style-asian="normal" style:font-style-complex="normal"/>
    </style:style>
    <style:style style:name="P9" style:family="paragraph" style:parent-style-name="Standard">
      <style:text-properties fo:font-style="normal" officeooo:rsid="002a2847" officeooo:paragraph-rsid="002a2847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63c9"/>
    </style:style>
    <style:style style:name="T3" style:family="text">
      <style:text-properties officeooo:rsid="0020e464"/>
    </style:style>
    <style:style style:name="T4" style:family="text">
      <style:text-properties officeooo:rsid="002367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ttura software</text:p>
      <text:p text:style-name="P1"/>
      <text:p text:style-name="P1">Si è scelto di adottare una metodologia bottom-up con un primo obiettivo di realizzare un software o sketch che possa testare i singoli componenti.</text:p>
      <text:p text:style-name="P1">Per far ciò si sono sviluppati i componenti software che mappassero i componenti collegati alla scheda di controllo Arduino quali NTC, piastre riscaldanti, teleruttori, display e bottoni.</text:p>
      <text:p text:style-name="P1">Una volta costruiti i singoli componenti si è realizzato il programma che usasse ogni componente in modo che, una volta applicata la scheda alla macchina, si sarebbe potuto testare il funzionamento di ogni singolo componente.<text:span text:style-name="T1"> Questo codice verrà utilizzato per controllare che durante lo spostamento della macchina da un luogo ad un altro non si sia interrotto nessun cavo e che ogni componente non abbia smesso di funzionare.</text:span></text:p>
      <text:p text:style-name="P1"><text:span text:style-name="T1"/></text:p>
      <text:p text:style-name="P3">E’ stata prevista anche la presenza di procedure automatiche di spegnimento nel caso di interruzione <text:s/>del collegamento con i sensori di temperatura per poter evitare il surriscaldamento eccessivo del piano riscaldante.</text:p>
      <text:p text:style-name="P3"/>
      <text:p text:style-name="P2">Una volta progettate le classi o componenti che rappresentano gli elementi reali si è deciso di inglobarli nei singoli controlli (Proporzionale-Integrativo-Derivativo con isteresi e senza) per la gestione della camera climatica(1) e delle componenti riscaldanti(2).</text:p>
      <text:p text:style-name="P2"/>
      <text:p text:style-name="P3">Nel caso numero (1) non viene richiesto che nessun dato dall oggetto controllo esca, viceversa nel caso (2) deve esporre la potenza (o meglio il duty cycle ) utilizzato per raggiungere quella temperatura. </text:p>
      <text:p text:style-name="P3"/>
      <text:p text:style-name="P3">In seguito durante la progettazione, a scopo di controllo si è deciso di esporre anche la media e la deviazione standard della temperatura e della potenza (duty cycle) applicata).</text:p>
      <text:p text:style-name="P3"/>
      <text:p text:style-name="P4"><text:span text:style-name="T3">Per prima cosa visto che ci serve di conoscere la temperatura impostata, s</text:span>criviamo il codice <text:span text:style-name="T2">(wrapper) </text:span>che gestisce la pressione dei tasti e va ad incrementare o decrementare le variabili.</text:p>
      <text:p text:style-name="P4"/>
      <text:p text:style-name="P5">Per prima cosa andiamo a ritestare il codice che esegue il wrapper: <text:span text:style-name="T4">un ciclo che per 10 secondi va a stampare a video il tempo di esecuzione di un iterazione e il valore attuale esposto dal wrapper.</text:span></text:p>
      <text:p text:style-name="P5"/>
      <text:p text:style-name="P5"/>
      <text:p text:style-name="P6">Creazione gestore di pid.</text:p>
      <text:p text:style-name="P7"><text:a xlink:type="simple" xlink:href="http://brettbeauregard.com/blog/2017/06/introducing-proportional-on-measurement/" text:style-name="Internet_20_link" text:visited-style-name="Visited_20_Internet_20_Link">http://brettbeauregard.com/blog/2017/06/introducing-proportional-on-measurement/</text:a></text:p>
      <text:p text:style-name="P7"/>
      <text:p text:style-name="P8">Per il pid del frigo verrà usato un algoritmo con direzione <text:span text:style-name="T1">reverse, </text:span>mentre per i piatti un algoritmo con direzione <text:span text:style-name="T1">diretta</text:span>.</text:p>
      <text:p text:style-name="P8"/>
      <text:p text:style-name="P8"/>
      <text:p text:style-name="P9">Viene posto un limite alle operazione di stampa via seriale e stampa via display, rallentano enormemente l’esecuzione di cod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04:43.789382320</meta:creation-date>
    <dc:date>2017-08-22T18:05:39.450761304</dc:date>
    <meta:editing-duration>P1DT1H5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361" meta:character-count="2388" meta:non-whitespace-character-count="2039"/>
  </office:meta>
</office:document-meta>
</file>